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hgfhgjfghj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аксим Веденёв</meta:initial-creator>
    <dc:creator>Максим Веденёв</dc:creator>
    <meta:creation-date>2023-03-18T03:09:00Z</meta:creation-date>
    <dc:date>2023-03-18T03:09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